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bg" fo:country="BG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рябва да се прави проверка при изтриване на запис от базата дании независомо какъв е записа, дали не е свързан с други записи от другите таблици в базат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09T17:05:50.96</meta:creation-date>
    <meta:document-statistic meta:table-count="0" meta:image-count="0" meta:object-count="0" meta:page-count="1" meta:paragraph-count="1" meta:word-count="28" meta:character-count="155"/>
    <dc:date>2014-10-09T17:08:57.39</dc:date>
    <meta:editing-duration>PT3M7S</meta:editing-duration>
    <meta:editing-cycles>1</meta:editing-cycles>
    <meta:generator>OpenOffice/4.1.1$Win32 OpenOffice.org_project/411m6$Build-9775</meta:generator>
  </office:meta>
</office:document-meta>
</file>